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37a7"/>
    </style:style>
    <style:style style:name="P2" style:family="paragraph" style:parent-style-name="Standard">
      <style:text-properties officeooo:rsid="001637a7" officeooo:paragraph-rsid="00163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ilian Schroeder &amp; Nathan Jarus</text:p>
      <text:p text:style-name="P2">CS301 – Final Projec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9:25:21.967302000</meta:creation-date>
    <dc:date>2013-12-05T19:26:05.219219000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56" meta:non-whitespace-character-count="49"/>
    <meta:generator>LibreOffice/4.1.1.2$MacOSX_x86 LibreOffice_project/7e4286b58adc75a14f6d83f53a03b6c11fa2903</meta:generator>
  </office:meta>
</office:document-meta>
</file>